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text:line-break/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text:line-break/>TO OG: 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ext:soft-page-break/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7-10T16:27:27</dc:date>
    <meta:editing-duration>P1DT1H42M21S</meta:editing-duration>
    <meta:editing-cycles>180</meta:editing-cycles>
    <dc:creator>L. FRANCOIS</dc:creator>
    <meta:document-statistic meta:table-count="3" meta:image-count="0" meta:object-count="0" meta:page-count="3" meta:paragraph-count="101" meta:word-count="352" meta:character-count="3388" meta:non-whitespace-character-count="3135"/>
  </office:meta>
</office:document-meta>
</file>